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family-generic="system" style:font-charset="x-symbol"/>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 svg:font-family="Mangal" style:font-family-generic="system" style:font-pitch="variable"/>
    <style:font-face style:name="OpenSymbol" svg:font-family="Open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8pt" style:font-name-asian="標楷體" style:font-size-asian="18pt" style:font-size-complex="18pt"/>
    </style:style>
    <style:style style:name="P3" style:family="paragraph" style:parent-style-name="Standard">
      <style:paragraph-properties fo:line-height="150%"/>
      <style:text-properties style:font-name="標楷體" fo:font-size="14pt" style:font-name-asian="標楷體" style:font-size-asian="14pt" style:language-asian="zh" style:country-asian="TW" style:font-size-complex="14pt"/>
    </style:style>
    <style:style style:name="P4" style:family="paragraph" style:parent-style-name="Standard" style:master-page-name="MP0">
      <style:paragraph-properties fo:text-align="center" style:justify-single-word="false" style:page-number="auto" fo:break-before="page"/>
      <style:text-properties fo:font-size="18pt" style:font-name-asian="標楷體" style:font-size-asian="18pt" style:font-size-complex="18pt"/>
    </style:style>
    <style:style style:name="P5" style:family="paragraph" style:parent-style-name="Standard" style:list-style-name="L1">
      <style:paragraph-properties fo:line-height="150%"/>
      <style:text-properties style:font-name="標楷體" fo:font-size="14pt" style:font-name-asian="標楷體" style:font-size-asian="14pt" style:font-size-complex="14pt"/>
    </style:style>
    <style:style style:name="P6" style:family="paragraph" style:parent-style-name="Standard" style:list-style-name="L1">
      <style:paragraph-properties fo:line-height="150%"/>
    </style:style>
    <style:style style:name="P7" style:family="paragraph" style:parent-style-name="Standard" style:list-style-name="L2">
      <style:paragraph-properties fo:line-height="150%"/>
    </style:style>
    <style:style style:name="P8" style:family="paragraph" style:parent-style-name="Standard" style:list-style-name="L3">
      <style:paragraph-properties fo:line-height="150%"/>
    </style:style>
    <style:style style:name="P9" style:family="paragraph" style:parent-style-name="Standard" style:list-style-name="L2">
      <style:paragraph-properties fo:line-height="150%"/>
      <style:text-properties fo:font-size="14pt" style:font-name-asian="標楷體" style:font-size-asian="14pt" style:font-size-complex="14pt"/>
    </style:style>
    <style:style style:name="P10" style:family="paragraph" style:parent-style-name="Standard" style:list-style-name="L2">
      <style:paragraph-properties fo:line-height="150%"/>
      <style:text-properties fo:font-size="14pt" style:font-name-asian="標楷體" style:font-size-asian="14pt" style:language-asian="zh" style:country-asian="TW" style:font-size-complex="14pt"/>
    </style:style>
    <style:style style:name="P11" style:family="paragraph" style:parent-style-name="Standard" style:list-style-name="L2">
      <style:paragraph-properties fo:line-height="150%"/>
      <style:text-properties fo:font-size="14pt" style:font-size-asian="14pt" style:font-size-complex="14pt"/>
    </style:style>
    <style:style style:name="P12" style:family="paragraph" style:parent-style-name="Standard" style:list-style-name="L2">
      <style:paragraph-properties fo:line-height="150%"/>
      <style:text-properties fo:color="#000000" fo:font-size="14pt" style:font-name-asian="標楷體" style:font-size-asian="14pt" style:language-asian="zh" style:country-asian="TW" style:font-size-complex="14pt"/>
    </style:style>
    <style:style style:name="P13" style:family="paragraph" style:parent-style-name="Text_20_body" style:list-style-name="L3">
      <style:paragraph-properties fo:line-height="150%">
        <style:tab-stops/>
      </style:paragraph-properties>
    </style:style>
    <style:style style:name="T1" style:family="text">
      <style:text-properties style:font-name="標楷體" fo:font-size="14pt" style:font-name-asian="標楷體" style:font-size-asian="14pt" style:font-size-complex="14pt"/>
    </style:style>
    <style:style style:name="T2" style:family="text">
      <style:text-properties style:font-name="標楷體" fo:font-size="14pt" style:font-name-asian="標楷體" style:font-size-asian="14pt" style:language-asian="zh" style:country-asian="TW" style:font-size-complex="14pt"/>
    </style:style>
    <style:style style:name="T3" style:family="text">
      <style:text-properties style:font-name="標楷體" fo:letter-spacing="0.049cm" style:font-name-asian="標楷體"/>
    </style:style>
    <style:style style:name="T4" style:family="text">
      <style:text-properties style:font-name="標楷體" fo:letter-spacing="0.049cm" fo:language="en" fo:country="US" style:font-name-asian="標楷體"/>
    </style:style>
    <style:style style:name="T5" style:family="text">
      <style:text-properties style:font-name="標楷體" style:font-name-asian="標楷體"/>
    </style:style>
    <style:style style:name="T6" style:family="text">
      <style:text-properties fo:font-size="14pt" style:font-name-asian="標楷體" style:font-size-asian="14pt" style:language-asian="zh" style:country-asian="TW" style:font-size-complex="14pt"/>
    </style:style>
    <style:style style:name="T7" style:family="text">
      <style:text-properties fo:color="#000000"/>
    </style:style>
    <style:style style:name="T8" style:family="text">
      <style:text-properties fo:color="#000000" style:font-name="標楷體" fo:font-size="14pt" style:font-name-asian="標楷體" style:font-size-asian="14pt" style:language-asian="zh" style:country-asian="TW" style:font-size-complex="14pt"/>
    </style:style>
    <style:style style:name="T9" style:family="text">
      <style:text-properties fo:color="#000000" style:font-name="標楷體" fo:font-size="14pt" fo:letter-spacing="0.049cm" fo:language="en" fo:country="US" style:font-name-asian="標楷體" style:font-size-asian="14pt" style:language-asian="zh" style:country-asian="TW" style:font-size-complex="14pt"/>
    </style:style>
    <style:style style:name="T10" style:family="text">
      <style:text-properties fo:color="#000000" fo:language="en" fo:country="US"/>
    </style:style>
    <style:style style:name="T11" style:family="text">
      <style:text-properties style:language-asian="zh" style:country-asian="TW"/>
    </style:style>
    <style:style style:name="T12" style:family="text">
      <style:text-properties fo:language="en" fo:country="US"/>
    </style:style>
    <text:list-style style:name="L1">
      <text:list-level-style-number text:level="1" text:style-name="WW_5f_CharLFO1LVL1" style:num-suffix="、" style:num-format="一, 二, 三, ...">
        <style:list-level-properties text:list-level-position-and-space-mode="label-alignment">
          <style:list-level-label-alignment text:label-followed-by="nothing" fo:text-indent="0.021cm" fo:margin-left="0.019cm"/>
        </style:list-level-properties>
      </text:list-level-style-number>
      <text:list-level-style-number text:level="2" style:num-suffix="、" style:num-format="一, 二, 三, ...">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一, 二, 三, ...">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一, 二, 三, ...">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text:style-name="WW_5f_CharLFO2LVL2" style:num-suffix="." style:num-format="1">
        <style:list-level-properties text:list-level-position-and-space-mode="label-alignment">
          <style:list-level-label-alignment text:label-followed-by="listtab" fo:text-indent="-0.63cm" fo:margin-left="1.97cm"/>
        </style:list-level-properties>
      </text:list-level-style-number>
      <text:list-level-style-number text:level="3" text:style-name="WW_5f_CharLFO2LVL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number text:level="5" style:num-suffix="、" style:num-format="一, 二, 三, ...">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一, 二, 三, ...">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一, 二, 三, ...">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WW_5f_CharLFO6LVL1" style:num-suffix="、" style:num-format="一, 二, 三, ..." text:start-value="6">
        <style:list-level-properties text:list-level-position-and-space-mode="label-alignment">
          <style:list-level-label-alignment text:label-followed-by="nothing" fo:text-indent="0.021cm" fo:margin-left="0.019cm"/>
        </style:list-level-properties>
      </text:list-level-style-number>
      <text:list-level-style-number text:level="2" text:style-name="WW_5f_CharLFO6LVL2" style:num-prefix="（" style:num-suffix="）" style:num-format="一, 二, 三, ...">
        <style:list-level-properties text:list-level-position-and-space-mode="label-alignment">
          <style:list-level-label-alignment text:label-followed-by="nothing" fo:text-indent="-1.529cm" fo:margin-left="2.17cm"/>
        </style:list-level-properties>
      </text:list-level-style-number>
      <text:list-level-style-number text:level="3" style:num-suffix="、" style:num-format="一, 二, 三, ..." text:start-value="6">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一, 二, 三, ..." text:start-value="6">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一, 二, 三, ..." text:start-value="6">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一, 二, 三, ..." text:start-value="6">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一, 二, 三, ..." text:start-value="6">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一, 二, 三, ..." text:start-value="6">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一, 二, 三, ..." text:start-value="6">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基隆市安樂地政事務所</text:p>
      <text:p text:style-name="P2">106年度9月份第2次主管會議紀錄</text:p>
      <text:p text:style-name="P2"/>
      <text:list xml:id="list3567559486385686772" text:style-name="L1">
        <text:list-item>
          <text:p text:style-name="P5">時間：中華民國106年9月<text:span text:style-name="T11">27</text:span>日下午2時整</text:p>
        </text:list-item>
        <text:list-item>
          <text:p text:style-name="P5">地點：三樓民眾談室</text:p>
        </text:list-item>
        <text:list-item>
          <text:p text:style-name="P5">主席：代理主任戴清文</text:p>
        </text:list-item>
        <text:list-item>
          <text:p text:style-name="P6"><text:span text:style-name="預設段落字型"><text:span text:style-name="T1">出席人員：戴清文</text:span></text:span><text:span text:style-name="預設段落字型"><text:span text:style-name="T2">、陳慧懿</text:span></text:span><text:span text:style-name="預設段落字型"><text:span text:style-name="T1">、周力行、</text:span></text:span><text:span text:style-name="預設段落字型"><text:span text:style-name="T2">、游玉玲、</text:span></text:span><text:span text:style-name="預設段落字型"><text:span text:style-name="T1">李美玲 <text:s/>紀</text:span></text:span><text:span text:style-name="預設段落字型"><text:span text:style-name="T2">錄</text:span></text:span><text:span text:style-name="預設段落字型"><text:span text:style-name="T1">：陳苑蒨</text:span></text:span></text:p>
        </text:list-item>
        <text:list-item>
          <text:p text:style-name="P5">各單位報告事項：</text:p>
        </text:list-item>
      </text:list>
      <text:list xml:id="list9003483056080856589" text:style-name="L2">
        <text:list-item>
          <text:p text:style-name="P9">第一課</text:p>
          <text:list>
            <text:list-item>
              <text:p text:style-name="P10">本課<text:span text:style-name="T12">106</text:span>年<text:span text:style-name="T12">9</text:span>月<text:span text:style-name="T12">1</text:span>日至<text:span text:style-name="T12">9</text:span>月<text:span text:style-name="T12">28</text:span>日止，實價登錄案件共<text:span text:style-name="T12">232</text:span>件，其中憑證申報<text:span text:style-name="T12">208</text:span>件，線上申報紙本送件計<text:span text:style-name="T12">3</text:span>件，本所代填申報計<text:span text:style-name="T12">21</text:span>件，撤銷<text:span text:style-name="T12">15</text:span>件，駁回<text:span text:style-name="T12">0</text:span>件，另電話通知申報計<text:span text:style-name="T12">20</text:span>件。</text:p>
            </text:list-item>
            <text:list-item>
              <text:p text:style-name="P10">基隆市政府為民服務品質績效評審小組將於10月2日至本所進行實地初評輔導，目前本課正積極準備相關資料中。 </text:p>
            </text:list-item>
            <text:list-item>
              <text:p text:style-name="P10">謝永新君因申請本市七堵區八堵段八堵北小段<text:span text:style-name="T12">170</text:span>、<text:span text:style-name="T12">170-1</text:span>地號毗鄰之未登記土地時效取得所有權登記案，經臺北高等行政法院判決結果原處分部分撤銷，但亦未依原告請求對本所課予義務判決，加上若提起上訴需委任律師為之，礙於本所經費有限，將不予上訴。 </text:p>
            </text:list-item>
            <text:list-item>
              <text:p text:style-name="P10">為使本所地籍圖重測業務順利進行，將於10月6日至宜蘭縣羅東地政事務所進行業務交流，請本課參加同仁就可能遭遇之資訊及登記問題踴躍提問，以減少日後實際作業之困難。</text:p>
            </text:list-item>
          </text:list>
        </text:list-item>
        <text:list-item>
          <text:p text:style-name="P10">第二課</text:p>
          <text:list>
            <text:list-item>
              <text:p text:style-name="P11"><text:span text:style-name="T3">本所安樂自辦重測區重測，地籍調查作業</text:span><text:span text:style-name="T4">(</text:span><text:span text:style-name="T3">自辦部分</text:span><text:span text:style-name="T4">)</text:span><text:span text:style-name="T3">地籍調查表整理送審進度落後，已積極加班趕辦。協助指界作業已於</text:span><text:span text:style-name="T4">9</text:span><text:span text:style-name="T3">月</text:span><text:span text:style-name="T4">25</text:span><text:span text:style-name="T3">日開始辦理。 <text:s text:c="2"/></text:span><text:span text:style-name="T5"><text:s/></text:span></text:p>
            </text:list-item>
            <text:list-item>
              <text:p text:style-name="P11"><text:span text:style-name="T3">經濟部工業局大武崙工業區表示近期會進行工業區內道路重新鋪設柏油作業，已訂於</text:span><text:span text:style-name="T4">10</text:span><text:span text:style-name="T3">月</text:span><text:span text:style-name="T4">1</text:span><text:span text:style-name="T3">日開會研商重測區內加密控制點及新設圖根點倘遭到破壞如何補建相關事宜。 <text:s/></text:span><text:s/></text:p>
            </text:list-item>
          </text:list>
        </text:list-item>
        <text:list-item>
          <text:p text:style-name="P10"><text:soft-page-break/>第三課</text:p>
          <text:list>
            <text:list-item>
              <text:p text:style-name="P7"><text:span text:style-name="預設段落字型"><text:span text:style-name="T6">為配合本所掣據作業，各課收費人員如需查閱台銀帳戶確認款項入帳，請簽核後由本課提供帳號及密碼</text:span></text:span>。</text:p>
            </text:list-item>
            <text:list-item>
              <text:p text:style-name="P7"><text:span text:style-name="預設段落字型"><text:span text:style-name="T6">市府來函重申「辦理公務機密文書及人民陳情案件，應依行政院函頒文書處理手冊第1點、第49點、第50點、第67點及第76點及基隆市政府暨所屬機關處理人民陳情案件作業要點第18點辦理」，已加會各課轉知同仁遵辦</text:span></text:span>。</text:p>
            </text:list-item>
            <text:list-item>
              <text:p text:style-name="P7"><text:span text:style-name="預設段落字型"><text:span text:style-name="T6">市府地政處本日上午至本課進行地價及非都市土地使用管制業務督導。</text:span></text:span></text:p>
            </text:list-item>
            <text:list-item>
              <text:p text:style-name="P7"><text:span text:style-name="預設段落字型"><text:span text:style-name="T6">本課總務吳家豪課員將於10月11日離職赴仁武地政服務，祝一帆風順。</text:span></text:span></text:p>
            </text:list-item>
          </text:list>
        </text:list-item>
        <text:list-item>
          <text:p text:style-name="P10">人事</text:p>
          <text:list>
            <text:list-item>
              <text:p text:style-name="P10"><text:span text:style-name="T7">為確保國內旅遊安全與品質，請依政府採購法辦理旅遊服務或校外教學招標採購時，將旅遊及遊覽車安全相關規範主要項目納入評選及查核事項，相關訊息請至本所網站查閱。</text:span> </text:p>
            </text:list-item>
            <text:list-item>
              <text:p text:style-name="P10"><text:span text:style-name="T7">嘉義縣轄內國民旅遊卡「旅宿業」特約商店彙整表，相關訊息請至本所網站查閱。</text:span> </text:p>
            </text:list-item>
            <text:list-item>
              <text:p text:style-name="P10"><text:span text:style-name="T7">「公務人員退休撫卹基金管理委員會撥付新制年資退撫給與作業要點」修正規定、總說明及對照表，相關訊息請至本所網站查閱。</text:span> </text:p>
            </text:list-item>
            <text:list-item>
              <text:p text:style-name="P10"><text:span text:style-name="T7">公務人員保障暨培訓委員會修正之「公務人員訓練進修作業注意事項」，相關訊息請至本所網站查閱。</text:span> </text:p>
            </text:list-item>
            <text:list-item>
              <text:p text:style-name="P10"><text:span text:style-name="T7">「考選部</text:span><text:span text:style-name="T10">107</text:span><text:span text:style-name="T7">年度（</text:span><text:span text:style-name="T10">107</text:span><text:span text:style-name="T7">年</text:span><text:span text:style-name="T10">1</text:span><text:span text:style-name="T7">月至</text:span><text:span text:style-name="T10">12</text:span><text:span text:style-name="T7">月）舉辦各種考試期日計畫表」訊息惠請至本所網站查閱。</text:span> </text:p>
            </text:list-item>
            <text:list-item>
              <text:p text:style-name="P10"><text:span text:style-name="T7">銓敘部函以，公務人員退休資遣撫卹法業經總統於民國</text:span><text:span text:style-name="T10">106</text:span><text:span text:style-name="T7">年</text:span><text:span text:style-name="T10">8</text:span><text:span text:style-name="T7">月</text:span><text:span text:style-name="T10">9</text:span><text:span text:style-name="T7">日制定公布；在相關子法未及訂頒之前，先將自本法公布日施行相關規定（條文）之執行細節規定（育嬰留職停薪期間得繳付公務人員退休撫卹基金、退休公務人員或遺族等得開立退撫給與專戶、為利公務人員了解本次年金改革對其退休所得及退休條件可能之影響，銓敘部</text:span><text:soft-page-break/><text:span text:style-name="T7">全球資訊網</text:span><text:span text:style-name="T10">(http://www.mocs.gov.tw)</text:span><text:span text:style-name="T7">已建置「公務人員年金改革試算器」專區），相關訊息請至本所網站查閱</text:span>。</text:p>
            </text:list-item>
            <text:list-item>
              <text:p text:style-name="P10"><text:span text:style-name="T7">為響應政府節能減碳永續發展政策，行政院人事行政總處業於全球資訊網之「辦公日曆表」專區（</text:span><text:span text:style-name="T10">http</text:span><text:span text:style-name="T7">：</text:span><text:span text:style-name="T10">//www.dgpa.gov.tw</text:span><text:span text:style-name="T7">）提供多元設計圖樣之「中華民國</text:span><text:span text:style-name="T10">107</text:span><text:span text:style-name="T7">年政府行政機關辦公日曆表」圖檔，請自行上網下載使用。</text:span> </text:p>
            </text:list-item>
            <text:list-item>
              <text:p text:style-name="P10"><text:span text:style-name="T7">有關新安東京海上產物保險股份有限公司承保「基隆市政府公教員工及眷屬自費汽、機車強制保險優惠方案」已不符保費優惠，相關訊息請至本所網站查閱。</text:span> </text:p>
            </text:list-item>
            <text:list-item>
              <text:p text:style-name="P12">公務人員行政中立及公務倫理與公義社會事宜，惠請至本所網站查閱。</text:p>
            </text:list-item>
            <text:list-item>
              <text:p text:style-name="P10"><text:span text:style-name="T7">市府業於「</text:span><text:span text:style-name="T10">e</text:span><text:span text:style-name="T7">等公務園</text:span><text:span text:style-name="T10">+</text:span><text:span text:style-name="T7">學習平臺」（</text:span><text:span text:style-name="T10">https://elearn.hrd.gov.tw</text:span><text:span text:style-name="T7">）建置「基隆</text:span><text:span text:style-name="T10">e</text:span><text:span text:style-name="T7">學堂」數位學習專區，請同仁踴躍前往選讀課程。</text:span> </text:p>
            </text:list-item>
            <text:list-item>
              <text:p text:style-name="P10"><text:span text:style-name="T7">有關國家文官學院「公務機關數位學習共用平台」、「公務人力資源數位培訓支援平台」、「文官</text:span><text:span text:style-name="T10">e</text:span><text:span text:style-name="T7">學苑」及「全民</text:span><text:span text:style-name="T10">e</text:span><text:span text:style-name="T7">學堂」營運服務調整一案，相關訊息請至本所網站查閱。</text:span> </text:p>
            </text:list-item>
            <text:list-item>
              <text:p text:style-name="P10"><text:span text:style-name="T7">有關民國</text:span><text:span text:style-name="T10">106</text:span><text:span text:style-name="T7">年</text:span><text:span text:style-name="T10">8</text:span><text:span text:style-name="T7">月</text:span><text:span text:style-name="T10">9</text:span><text:span text:style-name="T7">日制定公布，並自</text:span><text:span text:style-name="T10">107</text:span><text:span text:style-name="T7">年</text:span><text:span text:style-name="T10">7</text:span><text:span text:style-name="T7">月</text:span><text:span text:style-name="T10">1</text:span><text:span text:style-name="T7">日施行之公務人員退休資遣撫卹法</text:span><text:span text:style-name="T10">(</text:span><text:span text:style-name="T7">以下簡稱退撫法</text:span><text:span text:style-name="T10">)</text:span><text:span text:style-name="T7">第</text:span><text:span text:style-name="T10">73</text:span><text:span text:style-name="T7">條第</text:span><text:span text:style-name="T10">1</text:span><text:span text:style-name="T7">項所定請求權時效之適用疑義，相關訊息請至本所網站查閱。</text:span> </text:p>
            </text:list-item>
          </text:list>
        </text:list-item>
        <text:list-item>
          <text:p text:style-name="P10">會計</text:p>
          <text:list>
            <text:list-item>
              <text:p text:style-name="P7"><text:span text:style-name="預設段落字型"><text:span text:style-name="T2">行政院主計總處有關「106年9月各機關統計調查表一覽表」已公佈於行政院主計總處網站，請轉知同仁或請同仁至該網站查詢、運用，避免詐騙案件發生並提升對於政府統計調查之認知。</text:span></text:span></text:p>
            </text:list-item>
          </text:list>
        </text:list-item>
      </text:list>
      <text:p text:style-name="P3"/>
      <text:list xml:id="list6226964715154757943" text:style-name="L3">
        <text:list-item>
          <text:p text:style-name="P8"><text:span text:style-name="預設段落字型"><text:span text:style-name="T1">主席指示事項</text:span></text:span></text:p>
          <text:list>
            <text:list-item>
              <text:p text:style-name="P13"><text:span text:style-name="預設段落字型"><text:span text:style-name="T9">安樂自辦重測區地籍調查表送審進度落後，請積極趕辦；另套圖疑義尚未釐清部分，亦請儘速查明確認套圖結果，以免延誤工作期程。 </text:span></text:span></text:p>
            </text:list-item>
            <text:list-item>
              <text:p text:style-name="P13"><text:soft-page-break/><text:span text:style-name="預設段落字型"><text:span text:style-name="T9">市府地政處業務督導缺失部分，請各課確實改進。 </text:span></text:span></text:p>
              <text:p text:style-name="P8"><text:span text:style-name="預設段落字型"><text:span text:style-name="T8"/></text:span></text:p>
            </text:list-item>
          </text:list>
        </text:list-item>
        <text:list-item>
          <text:p text:style-name="P8"><text:span text:style-name="預設段落字型"><text:span text:style-name="T1">散會：下午</text:span></text:span><text:span text:style-name="預設段落字型"><text:span text:style-name="T1">2</text:span></text:span><text:span text:style-name="預設段落字型"><text:span text:style-name="T1">時</text:span></text:span><text:span text:style-name="預設段落字型"><text:span text:style-name="T1">30</text:span></text:span><text:span text:style-name="預設段落字型"><text:span text:style-name="T1">分</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family-generic="system" style:font-charset="x-symbol"/>
    <style:font-face style:name="標楷體" svg:font-family="標楷體" style:font-family-generic="script" style:font-pitch="fixed"/>
    <style:font-face style:name="Times New Roman" svg:font-family="'Times New Roman'" style:font-family-generic="roman" style:font-pitch="variable"/>
    <style:font-face style:name="新細明體" svg:font-family="新細明體" style:font-family-generic="roman" style:font-pitch="variable"/>
    <style:font-face style:name="Arial" svg:font-family="Arial" style:font-family-generic="swiss" style:font-pitch="variable"/>
    <style:font-face style:name="Mangal" svg:font-family="Mangal"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TW"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標號"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Header" style:family="paragraph" style:parent-style-name="Text_20_body" style:class="extra">
      <style:paragraph-properties fo:hyphenation-ladder-count="no-limit" style:snap-to-layout-grid="false">
        <style:tab-stops>
          <style:tab-stop style:position="7.325cm" style:type="center"/>
          <style:tab-stop style:position="14.651cm" style:type="right"/>
        </style:tab-stops>
      </style:paragraph-properties>
      <style:text-properties fo:font-size="10pt" style:font-size-asian="10pt" style:font-size-complex="9pt" fo:hyphenate="true" fo:hyphenation-remain-char-count="0" fo:hyphenation-push-char-count="0"/>
    </style:style>
    <style:style style:name="預設段落字型" style:family="text"/>
    <style:style style:name="Numbering_20_Symbols" style:display-name="Numbering Symbols" style:family="text">
      <style:text-properties fo:font-size="14pt" style:font-name-asian="標楷體" style:font-size-asian="14pt" style:font-size-complex="14pt"/>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頁首_20_字元" style:display-name="頁首 字元" style:family="text" style:parent-style-name="預設段落字型">
      <style:text-properties fo:font-size="10pt" style:font-size-asian="10pt" style:font-size-complex="9pt"/>
    </style:style>
    <style:style style:name="WW_5f_CharLFO1LVL1" style:display-name="WW_CharLFO1LVL1" style:family="text">
      <style:text-properties style:font-name="標楷體" fo:font-size="14pt" style:font-name-asian="標楷體" style:font-size-asian="14pt" style:font-size-complex="14pt"/>
    </style:style>
    <style:style style:name="WW_5f_CharLFO2LVL2" style:display-name="WW_CharLFO2LVL2" style:family="text">
      <style:text-properties fo:font-size="14pt" style:font-name-asian="標楷體" style:font-size-asian="14pt" style:font-size-complex="14pt"/>
    </style:style>
    <style:style style:name="WW_5f_CharLFO2LVL3" style:display-name="WW_CharLFO2LVL3" style:family="text">
      <style:text-properties fo:font-size="14pt" style:font-name-asian="標楷體" style:font-size-asian="14pt" style:font-size-complex="14pt"/>
    </style:style>
    <style:style style:name="WW_5f_CharLFO2LVL4" style:display-name="WW_CharLFO2LVL4" style:family="text">
      <style:text-properties style:font-name="StarSymbol" style:font-name-asian="OpenSymbol" style:font-name-complex="OpenSymbol"/>
    </style:style>
    <style:style style:name="WW_5f_CharLFO3LVL1" style:display-name="WW_CharLFO3LVL1" style:family="text">
      <style:text-properties fo:font-size="14pt" style:font-name-asian="標楷體" style:font-size-asian="14pt" style:font-size-complex="14pt"/>
    </style:style>
    <style:style style:name="WW_5f_CharLFO3LVL2" style:display-name="WW_CharLFO3LVL2" style:family="text">
      <style:text-properties fo:font-size="14pt" style:font-name-asian="標楷體" style:font-size-asian="14pt" style:font-size-complex="14pt"/>
    </style:style>
    <style:style style:name="WW_5f_CharLFO3LVL3" style:display-name="WW_CharLFO3LVL3" style:family="text">
      <style:text-properties fo:font-size="14pt" style:font-name-asian="標楷體" style:font-size-asian="14pt" style:font-size-complex="14pt"/>
    </style:style>
    <style:style style:name="WW_5f_CharLFO3LVL4" style:display-name="WW_CharLFO3LVL4" style:family="text">
      <style:text-properties fo:font-size="14pt" style:font-name-asian="標楷體" style:font-size-asian="14pt" style:font-size-complex="14pt"/>
    </style:style>
    <style:style style:name="WW_5f_CharLFO3LVL5" style:display-name="WW_CharLFO3LVL5" style:family="text">
      <style:text-properties fo:font-size="14pt" style:font-name-asian="標楷體" style:font-size-asian="14pt" style:font-size-complex="14pt"/>
    </style:style>
    <style:style style:name="WW_5f_CharLFO3LVL6" style:display-name="WW_CharLFO3LVL6" style:family="text">
      <style:text-properties fo:font-size="14pt" style:font-name-asian="標楷體" style:font-size-asian="14pt" style:font-size-complex="14pt"/>
    </style:style>
    <style:style style:name="WW_5f_CharLFO3LVL7" style:display-name="WW_CharLFO3LVL7" style:family="text">
      <style:text-properties fo:font-size="14pt" style:font-name-asian="標楷體" style:font-size-asian="14pt" style:font-size-complex="14pt"/>
    </style:style>
    <style:style style:name="WW_5f_CharLFO3LVL8" style:display-name="WW_CharLFO3LVL8" style:family="text">
      <style:text-properties fo:font-size="14pt" style:font-name-asian="標楷體" style:font-size-asian="14pt" style:font-size-complex="14pt"/>
    </style:style>
    <style:style style:name="WW_5f_CharLFO3LVL9" style:display-name="WW_CharLFO3LVL9" style:family="text">
      <style:text-properties fo:font-size="14pt" style:font-name-asian="標楷體" style:font-size-asian="14pt" style:font-size-complex="14pt"/>
    </style:style>
    <style:style style:name="WW_5f_CharLFO5LVL2" style:display-name="WW_CharLFO5LVL2" style:family="text">
      <style:text-properties fo:font-size="14pt" style:font-size-asian="14pt"/>
    </style:style>
    <style:style style:name="WW_5f_CharLFO5LVL3" style:display-name="WW_CharLFO5LVL3" style:family="text">
      <style:text-properties fo:font-size="14pt" style:font-name-asian="標楷體" style:font-size-asian="14pt" style:font-size-complex="14pt"/>
    </style:style>
    <style:style style:name="WW_5f_CharLFO5LVL4" style:display-name="WW_CharLFO5LVL4" style:family="text">
      <style:text-properties style:font-name="StarSymbol" style:font-name-asian="OpenSymbol" style:font-name-complex="OpenSymbol"/>
    </style:style>
    <style:style style:name="WW_5f_CharLFO6LVL1" style:display-name="WW_CharLFO6LVL1" style:family="text">
      <style:text-properties style:font-name="標楷體" fo:font-size="14pt" style:font-name-asian="標楷體" style:font-size-asian="14pt"/>
    </style:style>
    <style:style style:name="WW_5f_CharLFO6LVL2" style:display-name="WW_CharLFO6LVL2" style:family="text">
      <style:text-properties fo:font-size="14pt" style:font-name-asian="標楷體" style:font-size-asian="14pt" style:font-size-complex="14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4</text:page-number>/<text:page-count>4</text:page-count></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登記課 安樂地政</meta:initial-creator>
    <dc:creator>安樂地政 </dc:creator>
    <meta:creation-date>2016-06-29T13:28:00Z</meta:creation-date>
    <dc:date>2017-10-03T17:25:24.68</dc:date>
    <meta:editing-cycles>97</meta:editing-cycles>
    <meta:editing-duration>PT11H46M11S</meta:editing-duration>
    <meta:printed-by>安樂地政 </meta:printed-by>
    <meta:print-date>2017-09-04T14:54:50.42</meta:print-date>
    <meta:document-statistic meta:table-count="0" meta:image-count="0" meta:object-count="0" meta:page-count="4" meta:paragraph-count="40" meta:word-count="1830" meta:character-count="2010"/>
    <meta:template xlink:type="simple" xlink:actuate="onRequest" xlink:title="" xlink:href="../../../../研考/研考/會議資料/主管會議_週/1.會議紀錄/主管會議-1060414.odt/Normal"/>
  </office:meta>
</office:document-meta>
</file>